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0000000F007315B0937539BD4.png" manifest:media-type="image/png"/>
  <manifest:file-entry manifest:full-path="Pictures/10000201000000F0000000F0C5C137E650244936.png" manifest:media-type="image/png"/>
  <manifest:file-entry manifest:full-path="Pictures/100000000000005E0000005E512FDF441270ED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Spranq eco sans" svg:font-family="'Spranq eco sans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gradient" draw:fill-gradient-name="Gradient_20_2" draw:textarea-horizontal-align="justify" draw:textarea-vertical-align="middle" draw:auto-grow-height="false" fo:min-height="10.05cm" fo:min-width="13.9cm" draw:shadow="visibl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2.541cm" fo:min-width="12.2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ffffff" draw:fill-image-name="Bitmape_20_2" draw:fill-image-width="0cm" draw:fill-image-height="0cm" style:repeat="repeat" draw:textarea-horizontal-align="center" draw:textarea-vertical-align="middle" draw:auto-grow-height="false" draw:fit-to-size="false" fo:min-height="4.741cm" fo:min-width="9.501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gradient" draw:fill-gradient-name="Gradient_20_2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/>
      </style:paragraph-properties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style:font-name="Comic Sans MS"/>
    </style:style>
    <style:style style:name="P5" style:family="paragraph">
      <loext:graphic-properties draw:fill="bitmap" draw:fill-color="#ffffff" draw:fill-image-name="Bitmape_20_2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Comic Sans MS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Comic Sans MS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4.4cm" svg:height="10.3cm" svg:x="3.1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2.7cm" svg:height="2.8cm" svg:x="3.8cm" svg:y="2.9cm">
          <text:p text:style-name="P2"><text:span text:style-name="T1">Java</text:span></text:p>
          <text:p text:style-name="P2"><text:span text:style-name="T1">Download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3" draw:text-style-name="P5" draw:layer="layout" svg:width="10cm" svg:height="5cm" svg:x="5.7cm" svg:y="3.4cm">
          <text:p text:style-name="P4"><text:span text:style-name="T2">Manager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frame draw:style-name="gr4" draw:text-style-name="P6" draw:layer="layout" svg:width="3.849cm" svg:height="3.949cm" svg:x="10.1cm" svg:y="7.251cm">
          <draw:image xlink:href="Pictures/10000201000000F0000000F0C5C137E650244936.png" xlink:type="simple" xlink:show="embed" xlink:actuate="onLoad">
            <text:p/>
          </draw:image>
        </draw:frame>
        <draw:frame draw:style-name="gr4" draw:text-style-name="P6" draw:layer="layout" svg:width="4cm" svg:height="3.749cm" svg:x="6.2cm" svg:y="7.551cm">
          <draw:image xlink:href="Pictures/10000201000000F0000000F007315B0937539BD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Spranq eco sans" svg:font-family="'Spranq eco sans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fffff" draw:end-color="#ff3333" draw:start-intensity="100%" draw:end-intensity="100%" draw:angle="300" draw:border="0%"/>
    <draw:gradient draw:name="Tango_20_Green" draw:display-name="Tango Green" draw:style="linear" draw:start-color="#ffffff" draw:end-color="#4e9a06" draw:start-intensity="100%" draw:end-intensity="100%" draw:angle="300" draw:border="0%"/>
    <draw:fill-image draw:name="Bitmape_20_2" draw:display-name="Bitmape 2" xlink:href="Pictures/100000000000005E0000005E512FDF441270EDC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13:41:28.175715109</meta:creation-date>
    <dc:date>2017-02-15T13:48:54.327373478</dc:date>
    <meta:editing-duration>PT7M26S</meta:editing-duration>
    <meta:editing-cycles>2</meta:editing-cycles>
    <meta:generator>LibreOffice/5.1.2.2$Linux_X86_64 LibreOffice_project/10m0$Build-2</meta:generator>
    <meta:document-statistic meta:object-count="5"/>
  </office:meta>
</office:document-meta>
</file>